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34f" officeooo:paragraph-rsid="001a134f"/>
    </style:style>
    <style:style style:name="P2" style:family="paragraph" style:parent-style-name="Standard">
      <style:paragraph-properties fo:text-align="start" style:justify-single-word="false"/>
      <style:text-properties officeooo:rsid="001a134f" officeooo:paragraph-rsid="001a134f"/>
    </style:style>
    <style:style style:name="P3" style:family="paragraph" style:parent-style-name="Standard">
      <style:paragraph-properties fo:text-align="start" style:justify-single-word="false"/>
      <style:text-properties officeooo:rsid="001a4687" officeooo:paragraph-rsid="001a4687"/>
    </style:style>
    <style:style style:name="P4" style:family="paragraph" style:parent-style-name="Standard">
      <style:paragraph-properties fo:text-align="start" style:justify-single-word="false"/>
      <style:text-properties officeooo:rsid="001a4687" officeooo:paragraph-rsid="001b3557"/>
    </style:style>
    <style:style style:name="P5" style:family="paragraph" style:parent-style-name="Standard">
      <style:paragraph-properties fo:text-align="start" style:justify-single-word="false"/>
      <style:text-properties officeooo:rsid="001b3557" officeooo:paragraph-rsid="001b3557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a4687" officeooo:paragraph-rsid="001a468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a134f" officeooo:paragraph-rsid="001a134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b3557" officeooo:paragraph-rsid="001b355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1d338f" officeooo:paragraph-rsid="001d338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ca326" officeooo:paragraph-rsid="001ca326"/>
    </style:style>
    <style:style style:name="P11" style:family="paragraph" style:parent-style-name="Standard">
      <style:paragraph-properties fo:text-align="start" style:justify-single-word="false"/>
      <style:text-properties officeooo:rsid="001ca326" officeooo:paragraph-rsid="001d338f"/>
    </style:style>
    <style:style style:name="P12" style:family="paragraph" style:parent-style-name="Standard">
      <style:paragraph-properties fo:text-align="start" style:justify-single-word="false"/>
      <style:text-properties officeooo:rsid="001d338f" officeooo:paragraph-rsid="001d338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4687" officeooo:paragraph-rsid="001a468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a4687" officeooo:paragraph-rsid="001b3557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ca326" officeooo:paragraph-rsid="001ca326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d338f" officeooo:paragraph-rsid="001d338f"/>
    </style:style>
    <style:style style:name="P17" style:family="paragraph" style:parent-style-name="Standard">
      <style:paragraph-properties fo:text-align="center" style:justify-single-word="false"/>
      <style:text-properties officeooo:paragraph-rsid="001a134f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officeooo:rsid="001a134f" officeooo:paragraph-rsid="001a134f" style:font-style-asian="italic" style:font-weight-asian="bold" style:font-style-complex="italic" style:font-weight-complex="bold"/>
    </style:style>
    <style:style style:name="T1" style:family="text">
      <style:text-properties officeooo:rsid="001a4687"/>
    </style:style>
    <style:style style:name="T2" style:family="text">
      <style:text-properties officeooo:rsid="001b3557"/>
    </style:style>
    <style:style style:name="T3" style:family="text">
      <style:text-properties fo:font-size="12pt" fo:font-style="normal" fo:font-weight="normal" officeooo:rsid="001ca32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d338f"/>
    </style:style>
    <style:style style:name="T5" style:family="text">
      <style:text-properties officeooo:rsid="001ed78c"/>
    </style:style>
    <style:style style:name="T6" style:family="text">
      <style:text-properties fo:font-variant="normal" fo:text-transform="none" style:font-name="apple-system" fo:font-size="4.80000019073486pt" fo:letter-spacing="normal" fo:font-style="normal" style:text-underline-style="solid" style:text-underline-width="auto" style:text-underline-color="font-color" fo:font-weight="normal" fo:background-color="#0d1117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4.19999980926514pt" fo:letter-spacing="normal" fo:font-style="normal" style:text-underline-style="none" fo:font-weight="bold" style:text-blinking="false" fo:background-color="#0d1117" loext:char-shading-value="0"/>
    </style:style>
    <style:style style:name="T8" style:family="text">
      <style:text-properties officeooo:rsid="001a13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ris Duhaime</text:p>
      <text:p text:style-name="P1">Phone: (603) 540-3135 | <text:s/>Email: <text:a xlink:type="simple" xlink:href="mailto:C.Duhaime27@gmail.com" text:style-name="Internet_20_link" text:visited-style-name="Visited_20_Internet_20_Link">C.Duhaime27@gmail.com</text:a> | <text:s/>Merrimack, NH, 03054</text:p>
      <text:p text:style-name="P17"><text:span text:style-name="T8"><text:s text:c="11"/>LinkedIn: Christopher Duhaime | Portfolio: </text:span><text:a xlink:type="simple" xlink:href="https://chrisduhaime.github.io/react-portfolio/" text:style-name="Internet_20_link" text:visited-style-name="Visited_20_Internet_20_Link"><text:span text:style-name="T8">https://chrisduhaime.github.io/react-portfolio/</text:span></text:a></text:p>
      <text:p text:style-name="P1"/>
      <text:p text:style-name="P2">Web Developer Student at UNH Coding Bootcamp Full Stack Program. <text:s/>Wide range of skills and experience from Accounting and Finance to Customer Service and Management. <text:s/></text:p>
      <text:p text:style-name="P2"/>
      <text:p text:style-name="P7">Technical Skills</text:p>
      <text:p text:style-name="P2">__________________________________________________________________________________</text:p>
      <text:p text:style-name="P2">JavaScript ES6, CSS 3, HTML 5, SQL, GitHub, MySQL, Express.js, Node.js, Handlebars, jQuery, Boots<text:span text:style-name="T1">trap, Heroku, Sequalize, </text:span><text:span text:style-name="T5">MongoDB, Mongoose, React</text:span></text:p>
      <text:p text:style-name="P3"/>
      <text:p text:style-name="P6">Projects</text:p>
      <text:p text:style-name="P3">___________________________________________________________________________________</text:p>
      <text:p text:style-name="P3">Likin Hikin | <text:s/><text:a xlink:type="simple" xlink:href="https://github.com/603collective/Group-Project-2--Likin-Hikin" text:style-name="Internet_20_link" text:visited-style-name="Visited_20_Internet_20_Link">https://github.com/603collective/Group-Project-2--Likin-Hikin</text:a></text:p>
      <text:p text:style-name="P3"/>
      <text:list xml:id="list3350932818" text:style-name="L1">
        <text:list-item>
          <text:p text:style-name="P13">Summary: A crowd-sourced trail info sharing application</text:p>
        </text:list-item>
        <text:list-item>
          <text:p text:style-name="P13">Role: Group Project</text:p>
        </text:list-item>
        <text:list-item>
          <text:p text:style-name="P13">Tools: HTML, CSS, JavaScript, Node.js, Heroku, Handlebars, Sequalize</text:p>
        </text:list-item>
      </text:list>
      <text:p text:style-name="P3"/>
      <text:p text:style-name="P3"><text:span text:style-name="T2">Find Dry Chargers</text:span> | <text:s/><text:a xlink:type="simple" xlink:href="https://github.com/Jay3172/Find_Dry_Chargers" text:style-name="Internet_20_link" text:visited-style-name="Visited_20_Internet_20_Link">https://github.com/Jay3172/Find_Dry_Chargers</text:a> </text:p>
      <text:p text:style-name="P3"/>
      <text:list xml:id="list143023895784795" text:continue-numbering="true" text:style-name="L1">
        <text:list-item>
          <text:p text:style-name="P13">Summary: <text:span text:style-name="T2">An application to find Electric Vehicle Chargers around you and the weather</text:span></text:p>
        </text:list-item>
        <text:list-item>
          <text:p text:style-name="P13">Role: Group Project</text:p>
        </text:list-item>
        <text:list-item>
          <text:p text:style-name="P13">Tools: HTML, CSS, JavaScript</text:p>
        </text:list-item>
      </text:list>
      <text:p text:style-name="P3"/>
      <text:p text:style-name="P4"><text:span text:style-name="T2">Weather-Forecast</text:span> | <text:s/><text:a xlink:type="simple" xlink:href="https://github.com/ChrisDuhaime/weather-forcast" text:style-name="Internet_20_link" text:visited-style-name="Visited_20_Internet_20_Link">https://github.com/ChrisDuhaime/weather-forcast</text:a> </text:p>
      <text:p text:style-name="P4"/>
      <text:list xml:id="list143023686322872" text:continue-numbering="true" text:style-name="L1">
        <text:list-item>
          <text:p text:style-name="P14">Summary: <text:span text:style-name="T2">An application that interacts with Open Weather API to display requested forecasts</text:span></text:p>
        </text:list-item>
        <text:list-item>
          <text:p text:style-name="P14">Role: <text:span text:style-name="T2">Owner</text:span></text:p>
        </text:list-item>
        <text:list-item>
          <text:p text:style-name="P14">Tools: HTML, CSS, JavaScript</text:p>
        </text:list-item>
      </text:list>
      <text:p text:style-name="P4"/>
      <text:p text:style-name="P8">Experience – <text:span text:style-name="T3">Please see Linked In profile for extended experience list</text:span></text:p>
      <text:p text:style-name="P5">___________________________________________________________________________________</text:p>
      <text:p text:style-name="P10">Landscape Maintenance Division Manager <text:s text:c="63"/>July 2017-July 2022</text:p>
      <text:p text:style-name="P10">Giant Landscaping <text:s text:c="108"/>Manchester, NH</text:p>
      <text:list xml:id="list4217799658" text:style-name="L2">
        <text:list-item>
          <text:p text:style-name="P15">Managed <text:span text:style-name="T4">5 landscaping crews </text:span></text:p>
        </text:list-item>
        <text:list-item>
          <text:p text:style-name="P16">Managed all Commercial and Residential Properties</text:p>
        </text:list-item>
      </text:list>
      <text:p text:style-name="P11"/>
      <text:p text:style-name="P11"><text:span text:style-name="T4">Residential Solar PV Installer</text:span> <text:s text:c="84"/>July 2017-July 2022</text:p>
      <text:p text:style-name="P11"><text:span text:style-name="T4">Tesla Energy/</text:span><text:span text:style-name="T5">Solar City</text:span> <text:s text:c="119"/>Manchester, NH</text:p>
      <text:list xml:id="list143025055115270" text:continue-numbering="true" text:style-name="L2">
        <text:list-item>
          <text:p text:style-name="P16">Top Installer Metrics in the country </text:p>
        </text:list-item>
      </text:list>
      <text:p text:style-name="P9">Education</text:p>
      <text:p text:style-name="P12">___________________________________________________________________________________</text:p>
      <text:p text:style-name="P12"><text:s/>Certificate <text:span text:style-name="T5">|</text:span> Coding Boot-camp Full Stack <text:span text:style-name="T5">Web Development </text:span>| University of New Hampshire</text:p>
      <text:p text:style-name="P12">BS in Business/ Organizational Leadership | Southern New Hampshire Universi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59:18.726000000</meta:creation-date>
    <dc:date>2022-09-07T14:30:23.052000000</dc:date>
    <meta:editing-duration>PT18M3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4" meta:word-count="224" meta:character-count="2394" meta:non-whitespace-character-count="1818"/>
  </office:meta>
</office:document-meta>
</file>